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5.66pt"/>
    </style:style>
    <style:style style:name="co2" style:family="table-column">
      <style:table-column-properties fo:break-before="auto" style:column-width="110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04pt"/>
    </style:style>
    <style:style style:name="co5" style:family="table-column">
      <style:table-column-properties fo:break-before="auto" style:column-width="7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Running time</text:p>
          </table:table-cell>
        </table:table-row>
        <table:table-row table:style-name="ro1">
          <table:table-cell/>
          <table:table-cell office:value-type="string" calcext:value-type="string">
            <text:p>10-CV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0-CV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0-CV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" office:value-type="string" calcext:value-type="string">
            <text:p>Char/Word/POS feat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50k / chi2</text:p>
          </table:table-cell>
          <table:table-cell office:value-type="float" office:value="0.674369529647041" calcext:value-type="float">
            <text:p>0.674369529647041</text:p>
          </table:table-cell>
          <table:table-cell office:value-type="float" office:value="0.699029126213592" calcext:value-type="float">
            <text:p>0.699029126213592</text:p>
          </table:table-cell>
          <table:table-cell office:value-type="float" office:value="0.671828169233566" calcext:value-type="float">
            <text:p>0.671828169233566</text:p>
          </table:table-cell>
          <table:table-cell office:value-type="float" office:value="0.656957928802589" calcext:value-type="float">
            <text:p>0.656957928802589</text:p>
          </table:table-cell>
          <table:table-cell table:number-columns-repeated="2"/>
          <table:table-cell office:value-type="string" calcext:value-type="string">
            <text:p>~ 2 hrs</text:p>
          </table:table-cell>
        </table:table-row>
        <table:table-row table:style-name="ro1">
          <table:table-cell office:value-type="string" calcext:value-type="string">
            <text:p>(2, 6) / binary / 50k / chi2</text:p>
          </table:table-cell>
          <table:table-cell office:value-type="float" office:value="0.68373892943407" calcext:value-type="float">
            <text:p>0.68373892943407</text:p>
          </table:table-cell>
          <table:table-cell office:value-type="float" office:value="0.702265372168285" calcext:value-type="float">
            <text:p>0.702265372168285</text:p>
          </table:table-cell>
          <table:table-cell office:value-type="float" office:value="0.673276108355193" calcext:value-type="float">
            <text:p>0.673276108355193</text:p>
          </table:table-cell>
          <table:table-cell office:value-type="float" office:value="0.660194174757282" calcext:value-type="float">
            <text:p>0.660194174757282</text:p>
          </table:table-cell>
          <table:table-cell table:number-columns-repeated="2"/>
          <table:table-cell office:value-type="string" calcext:value-type="string">
            <text:p>~ 2 hrs</text:p>
          </table:table-cell>
        </table:table-row>
        <table:table-row table:style-name="ro1">
          <table:table-cell office:value-type="string" calcext:value-type="string">
            <text:p>(2, 4) / binary / 50k / chi2</text:p>
          </table:table-cell>
          <table:table-cell office:value-type="float" office:value="0.68734773913721" calcext:value-type="float">
            <text:p>0.68734773913721</text:p>
          </table:table-cell>
          <table:table-cell office:value-type="float" office:value="0.686084142394822" calcext:value-type="float">
            <text:p>0.686084142394822</text:p>
          </table:table-cell>
          <table:table-cell office:value-type="float" office:value="0.676526504428226" calcext:value-type="float">
            <text:p>0.676526504428226</text:p>
          </table:table-cell>
          <table:table-cell office:value-type="float" office:value="0.637540453074434" calcext:value-type="float">
            <text:p>0.637540453074434</text:p>
          </table:table-cell>
          <table:table-cell table:number-columns-repeated="2"/>
          <table:table-cell office:value-type="string" calcext:value-type="string">
            <text:p>~ 1.5 hrs</text:p>
          </table:table-cell>
        </table:table-row>
        <table:table-row table:style-name="ro1">
          <table:table-cell office:value-type="string" calcext:value-type="string">
            <text:p>(2, 8) / counts / 50k / chi2</text:p>
          </table:table-cell>
          <table:table-cell office:value-type="float" office:value="0.693112225021427" calcext:value-type="float">
            <text:p>0.693112225021427</text:p>
          </table:table-cell>
          <table:table-cell office:value-type="float" office:value="0.692556634304207" calcext:value-type="float">
            <text:p>0.692556634304207</text:p>
          </table:table-cell>
          <table:table-cell office:value-type="float" office:value="0.675440874737033" calcext:value-type="float">
            <text:p>0.675440874737033</text:p>
          </table:table-cell>
          <table:table-cell office:value-type="float" office:value="0.631067961165049" calcext:value-type="float">
            <text:p>0.631067961165049</text:p>
          </table:table-cell>
          <table:table-cell table:number-columns-repeated="2"/>
          <table:table-cell office:value-type="string" calcext:value-type="string">
            <text:p>~ 2 hrs</text:p>
          </table:table-cell>
        </table:table-row>
        <table:table-row table:style-name="ro1">
          <table:table-cell office:value-type="string" calcext:value-type="string">
            <text:p>(2, 6) / counts / 50k / chi2</text:p>
          </table:table-cell>
          <table:table-cell office:value-type="float" office:value="0.705735916681817" calcext:value-type="float">
            <text:p>0.705735916681817</text:p>
          </table:table-cell>
          <table:table-cell office:value-type="float" office:value="0.699029126213592" calcext:value-type="float">
            <text:p>0.699029126213592</text:p>
          </table:table-cell>
          <table:table-cell office:value-type="float" office:value="0.667857050099992" calcext:value-type="float">
            <text:p>0.667857050099992</text:p>
          </table:table-cell>
          <table:table-cell office:value-type="float" office:value="0.627831715210356" calcext:value-type="float">
            <text:p>0.627831715210356</text:p>
          </table:table-cell>
          <table:table-cell table:number-columns-repeated="2"/>
          <table:table-cell office:value-type="string" calcext:value-type="string">
            <text:p>~ 2 hrs</text:p>
          </table:table-cell>
        </table:table-row>
        <table:table-row table:style-name="ro1">
          <table:table-cell office:value-type="string" calcext:value-type="string">
            <text:p>(2, 4) / counts / 50k / chi2</text:p>
          </table:table-cell>
          <table:table-cell office:value-type="float" office:value="0.712231514427447" calcext:value-type="float">
            <text:p>0.712231514427447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668601147962496" calcext:value-type="float">
            <text:p>0.668601147962496</text:p>
          </table:table-cell>
          <table:table-cell office:value-type="float" office:value="0.614886731391586" calcext:value-type="float">
            <text:p>0.614886731391586</text:p>
          </table:table-cell>
          <table:table-cell table:number-columns-repeated="2"/>
          <table:table-cell office:value-type="string" calcext:value-type="string">
            <text:p>~ 1.5 hrs</text:p>
          </table:table-cell>
        </table:table-row>
        <table:table-row table:style-name="ro1">
          <table:table-cell office:value-type="string" calcext:value-type="string">
            <text:p>(2, 8) / binary / 20k / chi2</text:p>
          </table:table-cell>
          <table:table-cell office:value-type="float" office:value="0.657408513622315" calcext:value-type="float">
            <text:p>0.657408513622315</text:p>
          </table:table-cell>
          <table:table-cell office:value-type="float" office:value="0.673139158576052" calcext:value-type="float">
            <text:p>0.673139158576052</text:p>
          </table:table-cell>
          <table:table-cell office:value-type="float" office:value="0.667150611640651" calcext:value-type="float">
            <text:p>0.667150611640651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~ 1.5 hrs</text:p>
          </table:table-cell>
        </table:table-row>
        <table:table-row table:style-name="ro1">
          <table:table-cell office:value-type="string" calcext:value-type="string">
            <text:p>(2, 8) / binary / 35k / chi2</text:p>
          </table:table-cell>
          <table:table-cell office:value-type="float" office:value="0.673311170558138" calcext:value-type="float">
            <text:p>0.673311170558138</text:p>
          </table:table-cell>
          <table:table-cell office:value-type="float" office:value="0.689320388349515" calcext:value-type="float">
            <text:p>0.689320388349515</text:p>
          </table:table-cell>
          <table:table-cell office:value-type="float" office:value="0.678688673609849" calcext:value-type="float">
            <text:p>0.678688673609849</text:p>
          </table:table-cell>
          <table:table-cell office:value-type="float" office:value="0.640776699029126" calcext:value-type="float">
            <text:p>0.640776699029126</text:p>
          </table:table-cell>
          <table:table-cell table:number-columns-repeated="2"/>
          <table:table-cell office:value-type="string" calcext:value-type="string">
            <text:p>~ 2 hr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Word feat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) / counts</text:p>
          </table:table-cell>
          <table:table-cell office:value-type="float" office:value="0.705743708282471" calcext:value-type="float">
            <text:p>0.705743708282471</text:p>
          </table:table-cell>
          <table:table-cell office:value-type="float" office:value="0.70873786407767" calcext:value-type="float">
            <text:p>0.70873786407767</text:p>
          </table:table-cell>
          <table:table-cell office:value-type="float" office:value="0.659574578604265" calcext:value-type="float">
            <text:p>0.659574578604265</text:p>
          </table:table-cell>
          <table:table-cell office:value-type="float" office:value="0.673139158576052" calcext:value-type="float">
            <text:p>0.673139158576052</text:p>
          </table:table-cell>
          <table:table-cell table:number-columns-repeated="2"/>
          <table:table-cell office:value-type="string" calcext:value-type="string">
            <text:p>~ 20 mins</text:p>
          </table:table-cell>
        </table:table-row>
        <table:table-row table:style-name="ro1">
          <table:table-cell office:value-type="string" calcext:value-type="string">
            <text:p>(2, 4) / binary / 50k / chi2</text:p>
          </table:table-cell>
          <table:table-cell office:value-type="float" office:value="0.654149027348518" calcext:value-type="float">
            <text:p>0.654149027348518</text:p>
          </table:table-cell>
          <table:table-cell office:value-type="float" office:value="0.653721682847896" calcext:value-type="float">
            <text:p>0.653721682847896</text:p>
          </table:table-cell>
          <table:table-cell office:value-type="float" office:value="0.617003869828325" calcext:value-type="float">
            <text:p>0.617003869828325</text:p>
          </table:table-cell>
          <table:table-cell office:value-type="float" office:value="0.605177993527508" calcext:value-type="float">
            <text:p>0.605177993527508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6) / binary / 50k / chi2</text:p>
          </table:table-cell>
          <table:table-cell office:value-type="float" office:value="0.656672207360465" calcext:value-type="float">
            <text:p>0.656672207360465</text:p>
          </table:table-cell>
          <table:table-cell office:value-type="float" office:value="0.631067961165049" calcext:value-type="float">
            <text:p>0.631067961165049</text:p>
          </table:table-cell>
          <table:table-cell office:value-type="float" office:value="0.62710178427655" calcext:value-type="float">
            <text:p>0.62710178427655</text:p>
          </table:table-cell>
          <table:table-cell office:value-type="float" office:value="0.627831715210356" calcext:value-type="float">
            <text:p>0.627831715210356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8) / binary / 50k / chi2</text:p>
          </table:table-cell>
          <table:table-cell office:value-type="float" office:value="0.639731968937485" calcext:value-type="float">
            <text:p>0.639731968937485</text:p>
          </table:table-cell>
          <table:table-cell office:value-type="float" office:value="0.644012944983819" calcext:value-type="float">
            <text:p>0.644012944983819</text:p>
          </table:table-cell>
          <table:table-cell office:value-type="float" office:value="0.61197309300574" calcext:value-type="float">
            <text:p>0.61197309300574</text:p>
          </table:table-cell>
          <table:table-cell office:value-type="float" office:value="0.59546925566343" calcext:value-type="float">
            <text:p>0.59546925566343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8) / counts / 50k / chi2</text:p>
          </table:table-cell>
          <table:table-cell office:value-type="float" office:value="0.642970677609537" calcext:value-type="float">
            <text:p>0.642970677609537</text:p>
          </table:table-cell>
          <table:table-cell office:value-type="float" office:value="0.631067961165049" calcext:value-type="float">
            <text:p>0.631067961165049</text:p>
          </table:table-cell>
          <table:table-cell office:value-type="float" office:value="0.614496273017687" calcext:value-type="float">
            <text:p>0.614496273017687</text:p>
          </table:table-cell>
          <table:table-cell office:value-type="float" office:value="0.627831715210356" calcext:value-type="float">
            <text:p>0.627831715210356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6) / counts / 50k / chi2</text:p>
          </table:table-cell>
          <table:table-cell office:value-type="float" office:value="0.646584681713113" calcext:value-type="float">
            <text:p>0.646584681713113</text:p>
          </table:table-cell>
          <table:table-cell office:value-type="float" office:value="0.660194174757282" calcext:value-type="float">
            <text:p>0.660194174757282</text:p>
          </table:table-cell>
          <table:table-cell office:value-type="float" office:value="0.617768745292575" calcext:value-type="float">
            <text:p>0.617768745292575</text:p>
          </table:table-cell>
          <table:table-cell office:value-type="float" office:value="0.624595469255663" calcext:value-type="float">
            <text:p>0.624595469255663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4) / counts / 50k / chi2</text:p>
          </table:table-cell>
          <table:table-cell office:value-type="float" office:value="0.649454587954186" calcext:value-type="float">
            <text:p>0.649454587954186</text:p>
          </table:table-cell>
          <table:table-cell office:value-type="float" office:value="0.640776699029126" calcext:value-type="float">
            <text:p>0.640776699029126</text:p>
          </table:table-cell>
          <table:table-cell office:value-type="float" office:value="0.613050931096278" calcext:value-type="float">
            <text:p>0.613050931096278</text:p>
          </table:table-cell>
          <table:table-cell office:value-type="float" office:value="0.59546925566343" calcext:value-type="float">
            <text:p>0.59546925566343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8) / binary / 20k / chi2</text:p>
          </table:table-cell>
          <table:table-cell office:value-type="float" office:value="0.657753941251331" calcext:value-type="float">
            <text:p>0.657753941251331</text:p>
          </table:table-cell>
          <table:table-cell office:value-type="float" office:value="0.621359223300971" calcext:value-type="float">
            <text:p>0.621359223300971</text:p>
          </table:table-cell>
          <table:table-cell office:value-type="float" office:value="0.619198504012674" calcext:value-type="float">
            <text:p>0.619198504012674</text:p>
          </table:table-cell>
          <table:table-cell office:value-type="float" office:value="0.614886731391586" calcext:value-type="float">
            <text:p>0.614886731391586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>
          <table:table-cell office:value-type="string" calcext:value-type="string">
            <text:p>(2, 8) / binary / 35k / chi2</text:p>
          </table:table-cell>
          <table:table-cell office:value-type="float" office:value="0.646592473313768" calcext:value-type="float">
            <text:p>0.646592473313768</text:p>
          </table:table-cell>
          <table:table-cell office:value-type="float" office:value="0.624595469255663" calcext:value-type="float">
            <text:p>0.624595469255663</text:p>
          </table:table-cell>
          <table:table-cell office:value-type="float" office:value="0.625661636755577" calcext:value-type="float">
            <text:p>0.625661636755577</text:p>
          </table:table-cell>
          <table:table-cell office:value-type="float" office:value="0.592233009708738" calcext:value-type="float">
            <text:p>0.592233009708738</text:p>
          </table:table-cell>
          <table:table-cell table:number-columns-repeated="2"/>
          <table:table-cell office:value-type="string" calcext:value-type="string">
            <text:p>~ 1 h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Doc2V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OW / Vector size 600 / Sum of vectors/ Window 5</text:p>
          </table:table-cell>
          <table:table-cell office:value-type="float" office:value="0.684816767524609" calcext:value-type="float">
            <text:p>0.684816767524609</text:p>
          </table:table-cell>
          <table:table-cell office:value-type="float" office:value="0.682847896440129" calcext:value-type="float">
            <text:p>0.682847896440129</text:p>
          </table:table-cell>
          <table:table-cell table:number-columns-repeated="2"/>
          <table:table-cell office:value-type="float" office:value="0.668589460561515" calcext:value-type="float">
            <text:p>0.668589460561515</text:p>
          </table:table-cell>
          <table:table-cell office:value-type="float" office:value="0.6957928802589" calcext:value-type="float">
            <text:p>0.6957928802589</text:p>
          </table:table-cell>
          <table:table-cell/>
        </table:table-row>
        <table:table-row table:style-name="ro1">
          <table:table-cell office:value-type="string" calcext:value-type="string">
            <text:p>DBOW / Vector size 300 / Sum of vectors / Window 5</text:p>
          </table:table-cell>
          <table:table-cell office:value-type="float" office:value="0.684109030465158" calcext:value-type="float">
            <text:p>0.684109030465158</text:p>
          </table:table-cell>
          <table:table-cell office:value-type="float" office:value="0.676375404530744" calcext:value-type="float">
            <text:p>0.676375404530744</text:p>
          </table:table-cell>
          <table:table-cell table:number-columns-repeated="2"/>
          <table:table-cell office:value-type="float" office:value="0.679757421499623" calcext:value-type="float">
            <text:p>0.679757421499623</text:p>
          </table:table-cell>
          <table:table-cell office:value-type="float" office:value="0.673139158576052" calcext:value-type="float">
            <text:p>0.673139158576052</text:p>
          </table:table-cell>
          <table:table-cell/>
        </table:table-row>
        <table:table-row table:style-name="ro1">
          <table:table-cell office:value-type="string" calcext:value-type="string">
            <text:p>DBOW / Vector size 600 / Concat/ Window 5</text:p>
          </table:table-cell>
          <table:table-cell office:value-type="float" office:value="0.677952367347999" calcext:value-type="float">
            <text:p>0.677952367347999</text:p>
          </table:table-cell>
          <table:table-cell office:value-type="float" office:value="0.660194174757282" calcext:value-type="float">
            <text:p>0.660194174757282</text:p>
          </table:table-cell>
          <table:table-cell table:number-columns-repeated="2"/>
          <table:table-cell office:value-type="float" office:value="0.67833285717996" calcext:value-type="float">
            <text:p>0.67833285717996</text:p>
          </table:table-cell>
          <table:table-cell office:value-type="float" office:value="0.644012944983819" calcext:value-type="float">
            <text:p>0.644012944983819</text:p>
          </table:table-cell>
          <table:table-cell/>
        </table:table-row>
        <table:table-row table:style-name="ro1">
          <table:table-cell office:value-type="string" calcext:value-type="string">
            <text:p>DBOW / Vector size 300 / Concat / Window 5</text:p>
          </table:table-cell>
          <table:table-cell office:value-type="float" office:value="0.681598836454302" calcext:value-type="float">
            <text:p>0.681598836454302</text:p>
          </table:table-cell>
          <table:table-cell office:value-type="float" office:value="0.656957928802589" calcext:value-type="float">
            <text:p>0.656957928802589</text:p>
          </table:table-cell>
          <table:table-cell table:number-columns-repeated="2"/>
          <table:table-cell office:value-type="float" office:value="0.672202166064982" calcext:value-type="float">
            <text:p>0.672202166064982</text:p>
          </table:table-cell>
          <table:table-cell office:value-type="float" office:value="0.627831715210356" calcext:value-type="float">
            <text:p>0.627831715210356</text:p>
          </table:table-cell>
          <table:table-cell/>
        </table:table-row>
        <table:table-row table:style-name="ro1">
          <table:table-cell office:value-type="string" calcext:value-type="string">
            <text:p>DM / Vector size 600 / Sum of vectors/ Window 5</text:p>
          </table:table-cell>
          <table:table-cell office:value-type="float" office:value="0.663546996337948" calcext:value-type="float">
            <text:p>0.663546996337948</text:p>
          </table:table-cell>
          <table:table-cell office:value-type="float" office:value="0.644012944983819" calcext:value-type="float">
            <text:p>0.644012944983819</text:p>
          </table:table-cell>
          <table:table-cell table:number-columns-repeated="2"/>
          <table:table-cell office:value-type="float" office:value="0.669684180453471" calcext:value-type="float">
            <text:p>0.669684180453471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DM / Vector size 300 / Sum of vectors / Window 5</text:p>
          </table:table-cell>
          <table:table-cell office:value-type="float" office:value="0.665701373918915" calcext:value-type="float">
            <text:p>0.665701373918915</text:p>
          </table:table-cell>
          <table:table-cell office:value-type="float" office:value="0.689320388349515" calcext:value-type="float">
            <text:p>0.689320388349515</text:p>
          </table:table-cell>
          <table:table-cell table:number-columns-repeated="2"/>
          <table:table-cell office:value-type="float" office:value="0.645152325792795" calcext:value-type="float">
            <text:p>0.645152325792795</text:p>
          </table:table-cell>
          <table:table-cell office:value-type="float" office:value="0.611650485436893" calcext:value-type="float">
            <text:p>0.611650485436893</text:p>
          </table:table-cell>
          <table:table-cell/>
        </table:table-row>
        <table:table-row table:style-name="ro1">
          <table:table-cell office:value-type="string" calcext:value-type="string">
            <text:p>DM / Vector size 600 / Concat/ Window 5</text:p>
          </table:table-cell>
          <table:table-cell office:value-type="float" office:value="0.670377632911721" calcext:value-type="float">
            <text:p>0.670377632911721</text:p>
          </table:table-cell>
          <table:table-cell office:value-type="float" office:value="0.663430420711974" calcext:value-type="float">
            <text:p>0.663430420711974</text:p>
          </table:table-cell>
          <table:table-cell table:number-columns-repeated="2"/>
          <table:table-cell office:value-type="float" office:value="0.676518712827572" calcext:value-type="float">
            <text:p>0.676518712827572</text:p>
          </table:table-cell>
          <table:table-cell office:value-type="float" office:value="0.656957928802589" calcext:value-type="float">
            <text:p>0.656957928802589</text:p>
          </table:table-cell>
          <table:table-cell/>
        </table:table-row>
        <table:table-row table:style-name="ro1">
          <table:table-cell office:value-type="string" calcext:value-type="string">
            <text:p>DM / Vector size 300 / Concat / Window 5</text:p>
          </table:table-cell>
          <table:table-cell office:value-type="float" office:value="0.680137911331584" calcext:value-type="float">
            <text:p>0.680137911331584</text:p>
          </table:table-cell>
          <table:table-cell office:value-type="float" office:value="0.679611650485437" calcext:value-type="float">
            <text:p>0.679611650485437</text:p>
          </table:table-cell>
          <table:table-cell table:number-columns-repeated="2"/>
          <table:table-cell office:value-type="float" office:value="0.677954964548217" calcext:value-type="float">
            <text:p>0.677954964548217</text:p>
          </table:table-cell>
          <table:table-cell office:value-type="float" office:value="0.669902912621359" calcext:value-type="float">
            <text:p>0.66990291262135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Word features (RNN)</text:p>
          </table:table-cell>
          <table:table-cell table:style-name="ce1" office:value-type="string" calcext:value-type="string">
            <text:p>R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0 words / seq_len 250</text:p>
          </table:table-cell>
          <table:table-cell office:value-type="float" office:value="0.597893671248249" calcext:value-type="float">
            <text:p>0.597893671248249</text:p>
          </table:table-cell>
          <table:table-cell office:value-type="float" office:value="0.588996764718522" calcext:value-type="float">
            <text:p>0.588996764718522</text:p>
          </table:table-cell>
          <table:table-cell office:value-type="string" calcext:value-type="string" table:number-columns-spanned="1" table:number-rows-spanned="2">
            <text:p>Embedding 300</text:p>
          </table:table-cell>
          <table:table-cell table:number-columns-repeated="3"/>
          <table:table-cell office:value-type="string" calcext:value-type="string">
            <text:p>~25 mins</text:p>
          </table:table-cell>
        </table:table-row>
        <table:table-row table:style-name="ro1">
          <table:table-cell office:value-type="string" calcext:value-type="string">
            <text:p>1000/ 500</text:p>
          </table:table-cell>
          <table:table-cell office:value-type="float" office:value="0.589970912432679" calcext:value-type="float">
            <text:p>0.589970912432679</text:p>
          </table:table-cell>
          <table:table-cell office:value-type="float" office:value="0.553398059024008" calcext:value-type="float">
            <text:p>0.553398059024008</text:p>
          </table:table-cell>
          <table:covered-table-cell/>
          <table:table-cell table:number-columns-repeated="3"/>
          <table:table-cell office:value-type="string" calcext:value-type="string">
            <text:p>~25 mins</text:p>
          </table:table-cell>
        </table:table-row>
        <table:table-row table:style-name="ro1">
          <table:table-cell office:value-type="string" calcext:value-type="string">
            <text:p>1000/500</text:p>
          </table:table-cell>
          <table:table-cell office:value-type="float" office:value="0.591034465846704" calcext:value-type="float">
            <text:p>0.591034465846704</text:p>
          </table:table-cell>
          <table:table-cell office:value-type="float" office:value="0.533980584260329" calcext:value-type="float">
            <text:p>0.533980584260329</text:p>
          </table:table-cell>
          <table:table-cell office:value-type="string" calcext:value-type="string">
            <text:p>Embedding 500</text:p>
          </table:table-cell>
          <table:table-cell table:number-columns-repeated="3"/>
          <table:table-cell office:value-type="string" calcext:value-type="string">
            <text:p>~25 m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21:45:46.25190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0:29:54.568009756</meta:creation-date>
    <dc:date>2019-05-05T22:57:17.179710147</dc:date>
    <meta:editing-duration>P2DT3H27M46S</meta:editing-duration>
    <meta:editing-cycles>69</meta:editing-cycles>
    <meta:generator>LibreOffice/6.0.7.3$Linux_X86_64 LibreOffice_project/00m0$Build-3</meta:generator>
    <meta:document-statistic meta:table-count="1" meta:cell-count="171" meta:object-count="0"/>
  </office:meta>
</office:document-meta>
</file>